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style:font-name="Arial1" fo:font-size="24pt" officeooo:rsid="0004b6b5" officeooo:paragraph-rsid="0004b6b5" style:font-size-asian="24pt" style:font-size-complex="24pt"/>
    </style:style>
    <style:style style:name="P2" style:family="paragraph" style:parent-style-name="Preformatted_20_Text">
      <style:paragraph-properties fo:text-align="start" style:justify-single-word="false"/>
      <style:text-properties style:font-name="Arial1" fo:font-size="12pt" officeooo:rsid="0004b6b5" officeooo:paragraph-rsid="0004b6b5" style:font-size-asian="10.5pt" style:font-size-complex="12pt"/>
    </style:style>
    <style:style style:name="P3" style:family="paragraph" style:parent-style-name="Preformatted_20_Text">
      <style:paragraph-properties fo:text-align="start" style:justify-single-word="false"/>
      <style:text-properties style:font-name="Arial1" fo:font-size="10pt" officeooo:rsid="0004b6b5" officeooo:paragraph-rsid="0004b6b5" style:font-size-asian="10pt" style:font-size-complex="10pt"/>
    </style:style>
    <style:style style:name="P4" style:family="paragraph" style:parent-style-name="Preformatted_20_Text">
      <style:paragraph-properties fo:text-align="start" style:justify-single-word="false"/>
      <style:text-properties style:font-name="Arial1" fo:font-size="10pt" officeooo:rsid="00065d1f" officeooo:paragraph-rsid="00065d1f" style:font-size-asian="10pt" style:font-size-complex="10pt"/>
    </style:style>
    <style:style style:name="P5" style:family="paragraph" style:parent-style-name="Preformatted_20_Text">
      <style:paragraph-properties fo:text-align="start" style:justify-single-word="false"/>
      <style:text-properties style:font-name="Arial1" fo:font-size="10pt" fo:font-weight="bold" officeooo:rsid="0004b6b5" officeooo:paragraph-rsid="0004b6b5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1" fo:font-size="10pt" style:font-name-asian="NSimSun" style:font-size-asian="10pt" style:font-name-complex="Liberation Mono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1" fo:font-size="10pt" officeooo:rsid="0004b6b5" officeooo:paragraph-rsid="0004b6b5" style:font-name-asian="NSimSun" style:font-size-asian="10pt" style:font-name-complex="Liberation Mono" style:font-size-complex="10pt"/>
    </style:style>
    <style:style style:name="P8" style:family="paragraph" style:parent-style-name="Preformatted_20_Text" style:list-style-name="L2">
      <style:paragraph-properties fo:text-align="start" style:justify-single-word="false"/>
      <style:text-properties officeooo:paragraph-rsid="00065d1f"/>
    </style:style>
    <style:style style:name="P9" style:family="paragraph" style:parent-style-name="Preformatted_20_Text" style:list-style-name="L1">
      <style:paragraph-properties fo:text-align="start" style:justify-single-word="false"/>
      <style:text-properties style:font-name="Arial1" fo:font-size="10pt" fo:font-weight="normal" officeooo:rsid="0004b6b5" officeooo:paragraph-rsid="0004b6b5" style:font-size-asian="10pt" style:font-weight-asian="normal" style:font-size-complex="10pt" style:font-weight-complex="normal"/>
    </style:style>
    <style:style style:name="P10" style:family="paragraph" style:parent-style-name="Preformatted_20_Text" style:list-style-name="L2">
      <style:paragraph-properties fo:text-align="start" style:justify-single-word="false"/>
      <style:text-properties style:font-name="Arial1" fo:font-size="10pt" fo:font-weight="normal" officeooo:rsid="0004b6b5" officeooo:paragraph-rsid="00065d1f" style:font-size-asian="10pt" style:font-weight-asian="normal" style:font-size-complex="10pt" style:font-weight-complex="normal"/>
    </style:style>
    <style:style style:name="P11" style:family="paragraph" style:parent-style-name="Preformatted_20_Text" style:list-style-name="L2">
      <style:paragraph-properties fo:text-align="start" style:justify-single-word="false"/>
      <style:text-properties style:font-name="Arial1" fo:font-size="10pt" fo:font-weight="normal" officeooo:rsid="00065d1f" officeooo:paragraph-rsid="00065d1f" style:font-size-asian="10pt" style:font-weight-asian="normal" style:font-size-complex="10pt" style:font-weight-complex="normal"/>
    </style:style>
    <style:style style:name="P12" style:family="paragraph" style:parent-style-name="Preformatted_20_Text" style:list-style-name="L1">
      <style:paragraph-properties fo:text-align="start" style:justify-single-word="false"/>
      <style:text-properties style:font-name="Arial1" fo:font-size="10pt" fo:font-weight="normal" officeooo:rsid="00065d1f" officeooo:paragraph-rsid="00065d1f" style:font-size-asian="10pt" style:font-weight-asian="normal" style:font-size-complex="10pt" style:font-weight-complex="normal"/>
    </style:style>
    <style:style style:name="P13" style:family="paragraph" style:parent-style-name="Preformatted_20_Text" style:list-style-name="L3">
      <style:paragraph-properties fo:text-align="start" style:justify-single-word="false"/>
      <style:text-properties style:font-name="Arial1" fo:font-size="10pt" fo:font-weight="normal" officeooo:rsid="00065d1f" officeooo:paragraph-rsid="00065d1f" style:font-size-asian="10pt" style:font-weight-asian="normal" style:font-size-complex="10pt" style:font-weight-complex="normal"/>
    </style:style>
    <style:style style:name="P14" style:family="paragraph" style:parent-style-name="Preformatted_20_Text" style:list-style-name="L4">
      <style:paragraph-properties fo:text-align="start" style:justify-single-word="false"/>
      <style:text-properties style:font-name="Arial1" fo:font-size="10pt" fo:font-weight="normal" officeooo:rsid="00065d1f" officeooo:paragraph-rsid="00065d1f" style:font-size-asian="10pt" style:font-weight-asian="normal" style:font-size-complex="10pt" style:font-weight-complex="normal"/>
    </style:style>
    <style:style style:name="P15" style:family="paragraph" style:parent-style-name="Preformatted_20_Text" style:list-style-name="L5">
      <style:paragraph-properties fo:text-align="start" style:justify-single-word="false"/>
      <style:text-properties style:font-name="Arial1" fo:font-size="10pt" fo:font-weight="normal" officeooo:rsid="00065d1f" officeooo:paragraph-rsid="00065d1f" style:font-size-asian="10pt" style:font-weight-asian="normal" style:font-size-complex="10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style:font-name="Arial1" fo:font-size="10pt" fo:font-weight="normal" officeooo:rsid="00065d1f" officeooo:paragraph-rsid="00065d1f" style:font-size-asian="10pt" style:font-weight-asian="normal" style:font-size-complex="10pt" style:font-weight-complex="normal"/>
    </style:style>
    <style:style style:name="P17" style:family="paragraph" style:parent-style-name="Preformatted_20_Text" style:list-style-name="L3">
      <style:paragraph-properties fo:text-align="start" style:justify-single-word="false"/>
      <style:text-properties style:font-name="Arial1" fo:font-size="10pt" fo:font-weight="normal" officeooo:rsid="00087e3d" officeooo:paragraph-rsid="00087e3d" style:font-size-asian="10pt" style:font-weight-asian="normal" style:font-size-complex="10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style:font-name="Arial1" fo:font-size="10pt" fo:font-weight="normal" officeooo:rsid="00087e3d" officeooo:paragraph-rsid="00087e3d" style:font-size-asian="10pt" style:font-weight-asian="normal" style:font-size-complex="10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style:font-name="Arial1" fo:font-size="10pt" fo:font-weight="normal" officeooo:paragraph-rsid="0004b6b5"/>
    </style:style>
    <style:style style:name="P20" style:family="paragraph" style:parent-style-name="Preformatted_20_Text" style:list-style-name="L2">
      <style:paragraph-properties fo:text-align="start" style:justify-single-word="false"/>
      <style:text-properties officeooo:rsid="0004b6b5" officeooo:paragraph-rsid="00065d1f"/>
    </style:style>
    <style:style style:name="P21" style:family="paragraph" style:parent-style-name="Preformatted_20_Text" style:list-style-name="L1">
      <style:paragraph-properties fo:text-align="start" style:justify-single-word="false"/>
      <style:text-properties officeooo:rsid="00065d1f" officeooo:paragraph-rsid="00065d1f"/>
    </style:style>
    <style:style style:name="P22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Arial1" fo:font-size="10pt" fo:font-weight="normal" officeooo:rsid="00065d1f" officeooo:paragraph-rsid="00065d1f" style:font-size-asian="10pt" style:font-weight-asian="normal" style:font-size-complex="10pt" style:font-weight-complex="normal"/>
    </style:style>
    <style:style style:name="P23" style:family="paragraph" style:parent-style-name="Text_20_body">
      <style:text-properties officeooo:paragraph-rsid="000b8f00"/>
    </style:style>
    <style:style style:name="P24" style:family="paragraph" style:parent-style-name="Text_20_body" style:list-style-name="L8">
      <style:text-properties officeooo:paragraph-rsid="000b8f00"/>
    </style:style>
    <style:style style:name="P25" style:family="paragraph" style:parent-style-name="Text_20_body" style:list-style-name="L8">
      <style:text-properties officeooo:rsid="000b8f00" officeooo:paragraph-rsid="000b8f00"/>
    </style:style>
    <style:style style:name="P26" style:family="paragraph" style:parent-style-name="Text_20_body">
      <style:text-properties officeooo:rsid="000b8f00" officeooo:paragraph-rsid="000b8f00"/>
    </style:style>
    <style:style style:name="P2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8f00" officeooo:paragraph-rsid="000b8f00" style:text-blinking="false" fo:background-color="transparent"/>
    </style:style>
    <style:style style:name="T1" style:family="tex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Arial1" fo:font-size="10pt" fo:font-weight="normal" officeooo:rsid="0004b6b5" style:font-size-asian="10pt" style:font-weight-asian="normal" style:font-size-complex="10pt" style:font-weight-complex="normal"/>
    </style:style>
    <style:style style:name="T3" style:family="text">
      <style:text-properties style:font-name="Arial1" fo:font-size="10pt" fo:font-weight="normal" officeooo:rsid="00087e3d" style:font-size-asian="10pt" style:font-weight-asian="normal" style:font-size-complex="10pt" style:font-weight-complex="normal"/>
    </style:style>
    <style:style style:name="T4" style:family="text">
      <style:text-properties officeooo:rsid="00073a02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6" style:family="text">
      <style:text-properties officeooo:rsid="0004b6b5" style:font-size-asian="10pt" style:font-weight-asian="normal" style:font-size-complex="10pt" style:font-weight-complex="normal"/>
    </style:style>
    <style:style style:name="T7" style:family="text">
      <style:text-properties officeooo:rsid="000b8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of Seshat</text:p>
      <text:p text:style-name="P2"/>
      <text:p text:style-name="P2"/>
      <text:p text:style-name="P3">Három tipus és három hordozó ad egy mátrixot (op rendszertöl függetlenül), melyekben jelöltem, hogy melyek az elsödlegesen elkészitendöek és melyek nem. A szám a prioritást jelzi.</text:p>
      <text:p text:style-name="P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Desktop application</text:p>
          </table:table-cell>
          <table:table-cell table:style-name="Table1.A1" office:value-type="string">
            <text:p text:style-name="P7">Webapp</text:p>
          </table:table-cell>
          <table:table-cell table:style-name="Table1.D1" office:value-type="string">
            <text:p text:style-name="P7">Mobile app</text:p>
          </table:table-cell>
        </table:table-row>
        <table:table-row>
          <table:table-cell table:style-name="Table1.A2" office:value-type="string">
            <text:p text:style-name="P7">Szerkesztő/író app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1</text:p>
          </table:table-cell>
          <table:table-cell table:style-name="Table1.D2" office:value-type="string">
            <text:p text:style-name="P7">4</text:p>
          </table:table-cell>
        </table:table-row>
        <table:table-row>
          <table:table-cell table:style-name="Table1.A2" office:value-type="string">
            <text:p text:style-name="P7">Manager app</text:p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7">1</text:p>
          </table:table-cell>
          <table:table-cell table:style-name="Table1.D2" office:value-type="string">
            <text:p text:style-name="P7">3</text:p>
          </table:table-cell>
        </table:table-row>
        <table:table-row>
          <table:table-cell table:style-name="Table1.A2" office:value-type="string">
            <text:p text:style-name="P7">Olvasó app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1</text:p>
          </table:table-cell>
          <table:table-cell table:style-name="Table1.D2" office:value-type="string">
            <text:p text:style-name="P7">1</text:p>
          </table:table-cell>
        </table:table-row>
      </table:table>
      <text:p text:style-name="P3"/>
      <text:p text:style-name="P3">Definiciók:</text:p>
      <text:p text:style-name="P3"/>
      <text:p text:style-name="P3">Szerkesztő/író app: melynek segitségével kezelheti a készülő könyvet és a hozzátartózó adatok – helyszinek, szereplök információi, események, stb.</text:p>
      <text:p text:style-name="P3"/>
      <text:p text:style-name="P3">Manager app: melynek segitségével kezelheti az elkészült könyvek láthatóságát, szerkeszhetőségét, saját online adatait.</text:p>
      <text:p text:style-name="P3"/>
      <text:p text:style-name="P3">Olvasó app: melynek segitségével olvashat egy elkészült vagy készülö könyvből – amennyiben van jogosultsága rá.</text:p>
      <text:p text:style-name="P3"/>
      <text:p text:style-name="P4">Desktop applikációk esetében elsösorban Windows-ról beszélünk. Mobile applikációk esetében IOS és Android rendszerek a cél.</text:p>
      <text:p text:style-name="P3"/>
      <text:p text:style-name="P5">További definiciók, mirő<text:span text:style-name="T4">l</text:span> is szól a Seshat?</text:p>
      <text:p text:style-name="P5"/>
      <text:list xml:id="list3072626993" text:style-name="L1">
        <text:list-item>
          <text:p text:style-name="P9">Valaki elkezd irni egy könyvet. Ehhez kap online támogatást: </text:p>
        </text:list-item>
      </text:list>
      <text:list xml:id="list1442435577" text:style-name="L2">
        <text:list-item>
          <text:list>
            <text:list-item>
              <text:p text:style-name="P8"><text:span text:style-name="T2">Irhat, lementhet, saját gépre menthet, kinyomthat bármikor egy készülö művet. </text:span><text:span text:style-name="T3">Egy könyvet fejezetekre lehet tagolni. További bontás nincs.</text:span></text:p>
            </text:list-item>
            <text:list-item>
              <text:p text:style-name="P20"><text:span text:style-name="T1">Készíthet információ</text:span><text:span text:style-name="T3">s</text:span><text:span text:style-name="T1"> blokkokat, melyek segítik munkájában, </text:span><text:span text:style-name="T3">ezeket bármikor elő tudja hivni</text:span><text:span text:style-name="T1">. Egy információs blokk lehet:<text:tab/></text:span></text:p>
              <text:list>
                <text:list-item>
                  <text:p text:style-name="P10">Személy</text:p>
                </text:list-item>
                <text:list-item>
                  <text:p text:style-name="P10">Esemény</text:p>
                </text:list-item>
                <text:list-item>
                  <text:p text:style-name="P10">Helyszin</text:p>
                </text:list-item>
                <text:list-item>
                  <text:p text:style-name="P10">Tárgy</text:p>
                </text:list-item>
                <text:list-item>
                  <text:p text:style-name="P10">Egyéb/nem besorolható a fentiekbe</text:p>
                </text:list-item>
              </text:list>
            </text:list-item>
            <text:list-item>
              <text:p text:style-name="P10"><text:tab/>Ezen blokkoba szabadon beirhat bármilyen szöveget. Nincs további kategorizálás/ellenörzés (egyelöre).</text:p>
            </text:list-item>
            <text:list-item>
              <text:p text:style-name="P10">A hópehely minta alapján segítünk a könyvet felépíteni</text:p>
            </text:list-item>
            <text:list-item>
              <text:p text:style-name="P11">A könyvet késznek jelölheti</text:p>
            </text:list-item>
          </text:list>
        </text:list-item>
      </text:list>
      <text:list xml:id="list11403367917958" text:continue-list="list3072626993" text:style-name="L1">
        <text:list-item>
          <text:p text:style-name="P12">A könyvet publikálhatja:</text:p>
        </text:list-item>
      </text:list>
      <text:list xml:id="list2575647312" text:style-name="L3">
        <text:list-item>
          <text:list>
            <text:list-item>
              <text:p text:style-name="P13">ingyenesen</text:p>
            </text:list-item>
            <text:list-item>
              <text:p text:style-name="P17">egy részét ingyenesen (fejezet szinten szabályozható)</text:p>
            </text:list-item>
          </text:list>
        </text:list-item>
      </text:list>
      <text:list xml:id="list3687330752" text:style-name="L4">
        <text:list-item>
          <text:list>
            <text:list-item>
              <text:p text:style-name="P14">pénzért</text:p>
            </text:list-item>
          </text:list>
        </text:list-item>
      </text:list>
      <text:list xml:id="list11402170454597" text:continue-list="list11403367917958" text:style-name="L1">
        <text:list-item>
          <text:p text:style-name="P21"><text:span text:style-name="T1">A könyvet engedheti szerkeszteni/hozzáirni de minden esetben a szerző utólagos jóváhagyása kell a szerkesztés elfogadásához. A szerkesztés engedélyezése lehet tiltott, publikos vagy névreszóló. </text:span><text:span text:style-name="T3">Az esetleges bevételből csak a szerző részesül. </text:span></text:p>
        </text:list-item>
        <text:list-item>
          <text:p text:style-name="P12">A könyv forditása más nyelvre. A következő verzióban elérendö cél. Lehet vállalni forditás, s azon a nyelvterületen elért bevétel X százaléka a fordítóé.</text:p>
        </text:list-item>
      </text:list>
      <text:list xml:id="list2643301496" text:style-name="L5">
        <text:list-header>
          <text:p text:style-name="P15"/>
        </text:list-header>
      </text:list>
      <text:p text:style-name="P16"/>
      <text:p text:style-name="P16"/>
      <text:p text:style-name="P16"/>
      <text:p text:style-name="P16">A rendszer használata ingyenes. Cél: kapcsolat a patreon.com -al valamint a pénzért publikált könyvek dijából <text:soft-page-break/>kis százalék levétele, valamint reklámbevételek – könyvajánló. </text:p>
      <text:p text:style-name="P16"/>
      <text:p text:style-name="P18">Középtávú cél: profi irók tanitanak kezdöket pénzért.</text:p>
      <text:p text:style-name="P16">Hosszútávú cél: más médiumok beépitése: zene, film, stb.</text:p>
      <text:p text:style-name="P16"/>
      <text:p text:style-name="P16"/>
      <text:p text:style-name="P22"><text:tab/></text:p>
      <text:p text:style-name="P19"><text:span text:style-name="T6"><text:tab/></text:span><text:bookmark text:name="docs-internal-guid-c3ba5775-ce82-cda2-3379-c04fe34ce03a"/><text:span text:style-name="T5">Seshat Iro Alkalmazas</text:span></text:p>
      <text:p text:style-name="Text_20_body"/>
      <text:p text:style-name="P27">Az alap szovegszerkeszto funkciot az alabbiakkal kell kiegesziteni</text:p>
      <text:p text:style-name="Text_20_body"/>
      <text:list xml:id="list2800582224" text:style-name="L6">
        <text:list-item>
          <text:p text:style-name="P28">Karakter tervezo</text:p>
          <text:list>
            <text:list-item>
              <text:p text:style-name="P28">Nev</text:p>
            </text:list-item>
            <text:list-item>
              <text:p text:style-name="P28">Nem</text:p>
            </text:list-item>
            <text:list-item>
              <text:p text:style-name="P28">Hajszin/hossz</text:p>
            </text:list-item>
            <text:list-item>
              <text:p text:style-name="P28">Magassag</text:p>
            </text:list-item>
            <text:list-item>
              <text:p text:style-name="P28">Suly</text:p>
            </text:list-item>
            <text:list-item>
              <text:p text:style-name="P28">Rassz</text:p>
            </text:list-item>
            <text:list-item>
              <text:p text:style-name="P28">Vallas</text:p>
            </text:list-item>
            <text:list-item>
              <text:p text:style-name="P28">Borszin</text:p>
            </text:list-item>
            <text:list-item>
              <text:p text:style-name="P28">Description</text:p>
            </text:list-item>
          </text:list>
        </text:list-item>
        <text:list-item>
          <text:p text:style-name="P28">Informacio gyujtemeny (A konyvekhez sok infot kell begyujteni, ez egyfajta belso naplo lehetne)</text:p>
          <text:list>
            <text:list-item>
              <text:p text:style-name="P28">Link</text:p>
            </text:list-item>
            <text:list-item>
              <text:p text:style-name="P28">Description</text:p>
            </text:list-item>
          </text:list>
        </text:list-item>
      </text:list>
      <text:p text:style-name="Text_20_body"/>
      <text:p text:style-name="P27">A konyveket ugy gondoltam, hogy fo es alfejezetekre lehetne osztani. Ezek a szerkesztoben mindig latszananak (habar lehet elrejtheto is) </text:p>
      <text:p text:style-name="Text_20_body"/>
      <text:p text:style-name="P27">Konyv mezok</text:p>
      <text:list xml:id="list3274554936" text:style-name="L7">
        <text:list-item>
          <text:p text:style-name="P29">Cim</text:p>
        </text:list-item>
        <text:list-item>
          <text:p text:style-name="P29">Alcim</text:p>
        </text:list-item>
        <text:list-item>
          <text:p text:style-name="P29">Sorozat (ha van olyan)</text:p>
        </text:list-item>
        <text:list-item>
          <text:p text:style-name="P29">Szerzo</text:p>
        </text:list-item>
        <text:list-item>
          <text:p text:style-name="P29">Kozremukodok []</text:p>
        </text:list-item>
        <text:list-item>
          <text:p text:style-name="P29">Nyelv</text:p>
        </text:list-item>
        <text:list-item>
          <text:p text:style-name="P29">Tipus [] (akcio, horror, stb)</text:p>
        </text:list-item>
        <text:list-item>
          <text:p text:style-name="P29">Kiadas datuma</text:p>
        </text:list-item>
        <text:list-item>
          <text:p text:style-name="P29">Kezdes datuma</text:p>
        </text:list-item>
      </text:list>
      <text:p text:style-name="Text_20_body"/>
      <text:p text:style-name="P27"><text:soft-page-break/>Legyen verzio kovetes? </text:p>
      <text:p text:style-name="P27">Meg kell tervezni a formatumot, a felepitest. Epub formatummal dolgozzunk? Vagy legyen egy sajat formatumunk? </text:p>
      <text:p text:style-name="P27"/>
      <text:p text:style-name="P30">Döntés: EPUB formátum. Nincs verziókövetés. NoSQL databes – pl. mongoDB</text:p>
      <text:p text:style-name="P30"/>
      <text:p text:style-name="P27"/>
      <text:p text:style-name="P23"><text:span text:style-name="T7">1. Design outlook.</text:span></text:p>
      <text:list xml:id="list3288813151" text:style-name="L8">
        <text:list-item>
          <text:p text:style-name="P24"><text:span text:style-name="T7">Base version. </text:span></text:p>
        </text:list-item>
        <text:list-item>
          <text:p text:style-name="P25">Login, logout.</text:p>
        </text:list-item>
        <text:list-item>
          <text:p text:style-name="P25">Lehessen szerkeszteni, elmenteni, keresni a könyvek, fejezetek között és kiválasztani szerkesztésre.</text:p>
        </text:list-item>
      </text:list>
      <text:p text:style-name="P26">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5T01:14:01.813000000</dc:date>
    <meta:editing-duration>PT24M43S</meta:editing-duration>
    <meta:editing-cycles>4</meta:editing-cycles>
    <meta:generator>LibreOffice/6.0.3.2$Windows_x86 LibreOffice_project/8f48d515416608e3a835360314dac7e47fd0b821</meta:generator>
    <meta:document-statistic meta:table-count="1" meta:image-count="0" meta:object-count="0" meta:page-count="3" meta:paragraph-count="78" meta:word-count="453" meta:character-count="3099" meta:non-whitespace-character-count="2749"/>
  </office:meta>
</office:document-meta>
</file>